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objectwithoutfill">
      <style:graphic-properties draw:stroke="none" draw:fill="none" draw:textarea-horizontal-align="left" draw:textarea-vertical-align="middle"/>
    </style:style>
    <style:style style:name="gr5" style:family="graphic" style:parent-style-name="objectwithoutfill">
      <style:graphic-properties draw:stroke="none" draw:fill="none" draw:textarea-horizontal-align="right" draw:textarea-vertical-align="middle"/>
    </style:style>
    <style:style style:name="gr6" style:family="graphic" style:parent-style-name="objectwithoutfill">
      <style:graphic-properties draw:stroke="none" draw:fill="none" draw:textarea-horizontal-align="center" draw:textarea-vertical-align="top"/>
    </style:style>
    <style:style style:name="gr7" style:family="graphic" style:parent-style-name="objectwithoutfill">
      <style:graphic-properties draw:stroke="none" draw:fill="none" draw:textarea-horizontal-align="center" draw:textarea-vertical-align="bottom"/>
    </style:style>
    <style:style style:name="gr8" style:family="graphic" style:parent-style-name="objectwithoutfill">
      <style:graphic-properties draw:stroke="none" draw:fill="none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ff3366" fo:font-size="32pt" style:font-size-asian="32pt" style:font-size-complex="32pt"/>
    </style:style>
    <style:style style:name="P5" style:family="paragraph">
      <style:paragraph-properties fo:text-align="center"/>
      <style:text-properties fo:color="#000080"/>
    </style:style>
    <style:style style:name="P6" style:family="paragraph">
      <style:paragraph-properties fo:text-align="center"/>
      <style:text-properties fo:color="#000000" fo:font-size="14pt" style:font-size-asian="18pt" style:font-size-complex="18pt"/>
    </style:style>
    <style:style style:name="P7" style:family="paragraph">
      <style:paragraph-properties fo:text-align="center"/>
      <style:text-properties fo:color="#008080" fo:font-weight="bold" style:font-weight-asian="bold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color="#000000" fo:font-style="italic" style:font-style-asian="italic" style:font-style-complex="italic"/>
    </style:style>
    <style:style style:name="P11" style:family="paragraph">
      <style:paragraph-properties fo:line-height="100%" fo:text-align="start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line-height="100%" fo:text-align="start"/>
    </style:style>
    <style:style style:name="T1" style:family="text">
      <style:text-properties fo:color="#000000"/>
    </style:style>
    <style:style style:name="T2" style:family="text">
      <style:text-properties fo:color="#ff3366" fo:font-size="32pt" style:font-size-asian="32pt" style:font-size-complex="32pt"/>
    </style:style>
    <style:style style:name="T3" style:family="text">
      <style:text-properties fo:color="#00008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3366"/>
    </style:style>
    <style:style style:name="T6" style:family="text">
      <style:text-properties fo:color="#000000" fo:font-size="14pt" style:font-size-asian="18pt" style:font-size-complex="18pt"/>
    </style:style>
    <style:style style:name="T7" style:family="text">
      <style:text-properties fo:color="#008080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80"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068cm" svg:height="16.807cm" svg:x="12.747cm" svg:y="3.095cm" svg:viewBox="0 0 12069 16808" svg:d="m0 6985v-3810c0-1753 1422-3175 3175-3175h5715c1753 0 3175 1422 3175 3175v3810c0 101-5 202-14 301 12 187 18 377 18 568v1525c0 4102-2701 7429-6032 7429h-1c-3331 0-6032-3327-6032-7429v-1525c0-176 5-350 15-522-13-114-19-230-19-347z">
          <text:p/>
        </draw:path>
        <draw:rect draw:style-name="gr2" draw:text-style-name="P1" draw:layer="layout" svg:width="3.757cm" svg:height="1.975cm" svg:x="17.055cm" svg:y="2.073cm" draw:corner-radius="0.455cm">
          <text:p/>
        </draw:rect>
        <draw:rect draw:style-name="gr2" draw:text-style-name="P1" draw:layer="layout" svg:width="3.239cm" svg:height="3.239cm" svg:x="17.192cm" svg:y="6.46cm" draw:corner-radius="1.588cm">
          <text:p/>
        </draw:rect>
        <draw:rect draw:style-name="gr2" draw:text-style-name="P1" draw:layer="layout" svg:width="2.297cm" svg:height="2.864cm" svg:x="21.563cm" svg:y="6.651cm" draw:corner-radius="0.455cm">
          <text:p/>
        </draw:rect>
        <draw:rect draw:style-name="gr2" draw:text-style-name="P1" draw:layer="layout" svg:width="2.297cm" svg:height="2.864cm" svg:x="13.879cm" svg:y="6.678cm" draw:corner-radius="0.455cm">
          <text:p/>
        </draw:rect>
        <draw:rect draw:style-name="gr2" draw:text-style-name="P1" draw:layer="layout" svg:width="2.297cm" svg:height="2.864cm" draw:transform="rotate (-0.51679199151661) translate (21.358cm 9.818cm)" draw:corner-radius="0.455cm">
          <text:p/>
        </draw:rect>
        <draw:rect draw:style-name="gr2" draw:text-style-name="P1" draw:layer="layout" svg:width="2.297cm" svg:height="2.864cm" draw:transform="rotate (0.514173997637432) translate (14.478cm 10.929cm)" draw:corner-radius="0.455cm">
          <text:p/>
        </draw:rect>
        <draw:rect draw:style-name="gr2" draw:text-style-name="P1" draw:layer="layout" svg:width="2.297cm" svg:height="2.864cm" draw:transform="rotate (0.547335253425318) translate (12.388cm 16.158cm)" draw:corner-radius="0.455cm">
          <text:p/>
        </draw:rect>
        <draw:rect draw:style-name="gr2" draw:text-style-name="P1" draw:layer="layout" svg:width="2.297cm" svg:height="2.864cm" svg:x="7.667cm" svg:y="8.451cm" draw:corner-radius="0.455cm">
          <text:p/>
        </draw:rect>
        <draw:rect draw:style-name="gr2" draw:text-style-name="P1" draw:layer="layout" svg:width="2.297cm" svg:height="3.619cm" svg:x="4.068cm" svg:y="8.112cm" draw:corner-radius="0.455cm">
          <text:p/>
        </draw:rect>
        <draw:rect draw:style-name="gr2" draw:text-style-name="P1" draw:layer="layout" svg:width="2.297cm" svg:height="2.864cm" draw:transform="rotate (0.344527994343616) translate (7.802cm 12.296cm)" draw:corner-radius="0.455cm">
          <text:p/>
        </draw:rect>
        <draw:rect draw:style-name="gr2" draw:text-style-name="P1" draw:layer="layout" svg:width="2.297cm" svg:height="3.619cm" draw:transform="rotate (0.344527994343616) translate (4.3cm 13.193cm)" draw:corner-radius="0.455cm">
          <text:p/>
        </draw:rect>
        <draw:rect draw:style-name="gr2" draw:text-style-name="P1" draw:layer="layout" svg:width="2.297cm" svg:height="2.864cm" draw:transform="rotate (-0.350287580876383) translate (8.839cm 4.704cm)" draw:corner-radius="0.455cm">
          <text:p/>
        </draw:rect>
        <draw:rect draw:style-name="gr2" draw:text-style-name="P1" draw:layer="layout" svg:width="2.297cm" svg:height="3.619cm" draw:transform="rotate (-0.350287580876383) translate (5.575cm 3.151cm)" draw:corner-radius="0.455cm">
          <text:p/>
        </draw:rect>
        <draw:rect draw:style-name="gr3" draw:text-style-name="P2" draw:layer="Function Text" svg:width="3.747cm" svg:height="2.54cm" svg:x="3.286cm" svg:y="8.683cm">
          <text:p text:style-name="P2"><text:span text:style-name="T1">LEFT</text:span></text:p>
        </draw:rect>
        <draw:rect draw:style-name="gr3" draw:text-style-name="P4" draw:layer="Function Text" svg:width="3.747cm" svg:height="2.54cm" svg:x="3.73cm" svg:y="13.255cm">
          <text:p text:style-name="P3"><text:span text:style-name="T2"><text:s text:c="2"/></text:span><text:span text:style-name="T2">*</text:span></text:p>
        </draw:rect>
        <draw:rect draw:style-name="gr4" draw:text-style-name="P1" draw:layer="Function Text" svg:width="3.747cm" svg:height="2.54cm" svg:x="7.567cm" svg:y="8.62cm">
          <text:p text:style-name="P1">RIGHT</text:p>
        </draw:rect>
        <draw:rect draw:style-name="gr4" draw:text-style-name="P5" draw:layer="Function Text" svg:width="3.747cm" svg:height="2.54cm" svg:x="8.175cm" svg:y="11.985cm">
          <text:p text:style-name="P1"><text:span text:style-name="T3">DOWN</text:span></text:p>
        </draw:rect>
        <draw:rect draw:style-name="gr3" draw:text-style-name="P1" draw:layer="Function Text" svg:width="3.747cm" svg:height="2.54cm" svg:x="17.065cm" svg:y="1.608cm">
          <text:p text:style-name="P1"><text:span text:style-name="T4">(default)</text:span></text:p>
          <text:p text:style-name="P1"><text:span text:style-name="T3">Target Info.</text:span></text:p>
        </draw:rect>
        <draw:rect draw:style-name="gr5" draw:text-style-name="P1" draw:layer="Function Text" svg:width="3.747cm" svg:height="2.54cm" svg:x="13.193cm" svg:y="6.905cm">
          <text:p text:style-name="P1">Next Enemy</text:p>
          <text:p text:style-name="P1"><text:span text:style-name="T5">Gravidar Mode</text:span></text:p>
          <text:p text:style-name="P1"><text:span text:style-name="T3">Message Log</text:span></text:p>
        </draw:rect>
        <draw:rect draw:style-name="gr4" draw:text-style-name="P1" draw:layer="Function Text" svg:width="3.747cm" svg:height="2.54cm" svg:x="21.51cm" svg:y="6.842cm">
          <text:p text:style-name="P1">Speed Boost</text:p>
          <text:p text:style-name="P1"><text:span text:style-name="T5">Dock Computer</text:span></text:p>
          <text:p text:style-name="P1"><text:span text:style-name="T3">Eject</text:span></text:p>
        </draw:rect>
        <draw:rect draw:style-name="gr3" draw:text-style-name="P1" draw:layer="Function Text" svg:width="3.747cm" svg:height="2.54cm" svg:x="20.24cm" svg:y="10.271cm">
          <text:p text:style-name="P1">Laser Mode</text:p>
          <text:p text:style-name="P1"><text:span text:style-name="T5">Next Turret</text:span></text:p>
          <text:p text:style-name="P1"><text:span text:style-name="T3">Video Goggles</text:span></text:p>
        </draw:rect>
        <draw:rect draw:style-name="gr3" draw:text-style-name="P1" draw:layer="Function Text" svg:width="3.747cm" svg:height="2.54cm" svg:x="13.827cm" svg:y="10.334cm">
          <text:p text:style-name="P1">Track Target</text:p>
          <text:p text:style-name="P1"><text:span text:style-name="T5">Open Bay</text:span></text:p>
          <text:p text:style-name="P1"><text:span text:style-name="T3">Freight Menu</text:span></text:p>
        </draw:rect>
        <draw:rect draw:style-name="gr4" draw:text-style-name="P6" draw:layer="Function Text" svg:width="1.143cm" svg:height="1.27cm" svg:x="19.869cm" svg:y="7.604cm">
          <text:p text:style-name="P2"><text:span text:style-name="T6">2</text:span></text:p>
        </draw:rect>
        <draw:rect draw:style-name="gr6" draw:text-style-name="P6" draw:layer="Function Text" svg:width="2.413cm" svg:height="1.27cm" svg:x="17.637cm" svg:y="8.937cm">
          <text:p text:style-name="P2"><text:span text:style-name="T6">3</text:span></text:p>
        </draw:rect>
        <draw:rect draw:style-name="gr4" draw:text-style-name="P1" draw:layer="layout" svg:width="8.383cm" svg:height="1.524cm" svg:x="1.001cm" svg:y="19.066cm">
          <text:p text:style-name="P1">Logitech Extreme 3D Pro</text:p>
        </draw:rect>
        <draw:rect draw:style-name="gr4" draw:text-style-name="P7" draw:layer="layout" svg:width="15.368cm" svg:height="0.825cm" svg:x="0.999cm" svg:y="1.001cm">
          <text:p text:style-name="P1"><text:span text:style-name="T7">DCS World – X3 Reunion v2.5 Controller Configuration</text:span></text:p>
        </draw:rect>
        <draw:rect draw:style-name="gr5" draw:text-style-name="P8" draw:layer="Function Text" svg:width="15.368cm" svg:height="0.825cm" svg:x="11.541cm" svg:y="19.766cm">
          <text:p text:style-name="P1"><text:span text:style-name="T8">Bradley Dahl - 2015-10-25</text:span></text:p>
        </draw:rect>
        <draw:rect draw:style-name="gr7" draw:text-style-name="P9" draw:layer="layout" svg:width="2.413cm" svg:height="1.308cm" svg:x="17.638cm" svg:y="7.505cm">
          <text:p text:style-name="P1"><text:span text:style-name="T9">Weapon </text:span></text:p>
          <text:p text:style-name="P1"><text:span text:style-name="T9">Groups</text:span></text:p>
        </draw:rect>
        <draw:rect draw:style-name="gr7" draw:text-style-name="P6" draw:layer="layout" svg:width="1.27cm" svg:height="0.87cm" svg:x="16.875cm" svg:y="7.75cm">
          <text:p text:style-name="P2"><text:span text:style-name="T6">4</text:span></text:p>
        </draw:rect>
        <draw:rect draw:style-name="gr3" draw:text-style-name="P10" draw:layer="layout" svg:width="3.747cm" svg:height="2.54cm" svg:x="12.113cm" svg:y="15.541cm">
          <text:p text:style-name="P10"><text:span text:style-name="T10">(default)</text:span></text:p>
        </draw:rect>
        <draw:rect draw:style-name="gr3" draw:text-style-name="P3" draw:layer="layout" svg:width="3.747cm" svg:height="2.54cm" svg:x="3.793cm" svg:y="3.73cm">
          <text:p text:style-name="P3"><text:span text:style-name="T11">+</text:span></text:p>
        </draw:rect>
        <draw:rect draw:style-name="gr4" draw:text-style-name="P1" draw:layer="layout" svg:width="3.747cm" svg:height="2.54cm" svg:x="7.413cm" svg:y="5.318cm">
          <text:p text:style-name="P1">UP</text:p>
          <text:p text:style-name="P1"><text:span text:style-name="T5">S.E.T.A.</text:span></text:p>
          <text:p text:style-name="P1"><text:span text:style-name="T3">Jump Drive</text:span></text:p>
        </draw:rect>
        <draw:rect draw:style-name="gr8" draw:text-style-name="P11" draw:layer="layout" svg:width="9.271cm" svg:height="1.206cm" svg:x="1.254cm" svg:y="17.418cm">
          <text:p/>
        </draw:rect>
        <draw:rect draw:style-name="gr4" draw:text-style-name="P12" draw:layer="layout" svg:width="9.209cm" svg:height="1.116cm" svg:x="0.962cm" svg:y="1.508cm">
          <text:p text:style-name="P1"><text:span text:style-name="T12">Hands Free Dog Fighting Variant</text:span></text:p>
        </draw:rect>
        <draw:rect draw:style-name="gr8" draw:text-style-name="P11" draw:layer="layout" svg:width="13.145cm" svg:height="0.762cm" svg:x="0.936cm" svg:y="2.333cm">
          <text:p text:style-name="P13"><text:span text:style-name="T8">No joystick mapping in the control assignments except for </text:span><text:span text:style-name="T13">Fire Guns</text:span><text:span text:style-name="T8"> and </text:span><text:span text:style-name="T13">Left Control</text:span><text:span text:style-name="T8">.</text:span></text:p>
        </draw:rect>
        <draw:rect draw:style-name="gr7" draw:text-style-name="P9" draw:layer="layout" svg:width="1.207cm" svg:height="0.927cm" svg:x="18.272cm" svg:y="6.397cm">
          <text:p text:style-name="P1"><text:span text:style-name="T9">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utton Layout</svg:title>
      </draw:layer>
      <draw:layer draw:name="background"/>
      <draw:layer draw:name="backgroundobjects"/>
      <draw:layer draw:name="controls"/>
      <draw:layer draw:name="measurelines"/>
      <draw:layer draw:name="Function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9T14:30:51.01</meta:creation-date>
    <dc:date>2015-10-25T20:59:56.26</dc:date>
    <meta:editing-duration>PT2H56M44S</meta:editing-duration>
    <meta:editing-cycles>36</meta:editing-cycles>
    <meta:generator>OpenOffice/4.0.1$Win32 OpenOffice.org_project/401m5$Build-9714</meta:generator>
    <meta:print-date>2013-02-09T16:31:44.87</meta:print-date>
    <dc:creator>Bradley Dahl</dc:creator>
    <meta:document-statistic meta:object-count="37"/>
  </office:meta>
</office:document-meta>
</file>